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4C0000024CB5C22BC262923918.png" manifest:media-type="image/png"/>
  <manifest:file-entry manifest:full-path="Pictures/1000191600003CC600003CC6A118FB8CD532F96B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1" text:anchor-type="paragraph" svg:width="15.558cm" svg:height="15.558cm" draw:z-index="0"><draw:image xlink:href="Pictures/1000191600003CC600003CC6A118FB8CD532F96B.svg" xlink:type="simple" xlink:show="embed" xlink:actuate="onLoad"/><draw:image xlink:href="Pictures/100002010000024C0000024CB5C22BC26292391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9T10:22:28.859047135</meta:creation-date>
    <dc:date>2017-07-20T12:48:03.451887916</dc:date>
    <meta:editing-duration>PT1M56S</meta:editing-duration>
    <meta:editing-cycles>4</meta:editing-cycles>
    <meta:generator>LibreOffice/5.3.1.2$Linux_X86_64 LibreOffice_project/30m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